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eSpringSystem.addListener( SpringSystemListener new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SpringSystem.deregisterSpring( Spring spr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SpringSystem.getIsId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pringSystem.BaseSpringSystem( SpringLooper springLoop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SpringSystem.loop( double elapsedMilli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aseSpringSystem.advance( double deltaTi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aseSpringSystem.removeAll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SpringSystem.registerSpring( Spring spr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aseSpringSystem.activateSpring( String spring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eSpringSystem.createSp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SpringSystem.getAllSpr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aseSpringSystem.getSpringById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aseSpringSystem.removeListener( SpringSystemListener listenerToRemov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